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font-name="Times New Roman1" style:text-underline-style="none"/>
    </style:style>
    <style:style style:name="T7" style:family="text">
      <style:text-properties style:text-position="0% 100%" style:font-name="Times New Roman" style:text-underline-style="none"/>
    </style:style>
    <style:style style:name="T8" style:family="text">
      <style:text-properties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Italian<text:tab/><text:tab/><text:tab/><text:tab/><text:tab/></text:p>
      <text:p text:style-name="P4">Author of letter<text:tab/><text:tab/><text:tab/><text:tab/>N. Piperno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22, 1891</text:p>
      <text:p text:style-name="P4">Month<text:tab/><text:tab/><text:tab/><text:tab/><text:tab/><text:tab/>March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New york[sic!] <text:span text:style-name="T2">22</text:span><text:span text:style-name="T3"> Marzo </text:span><text:span text:style-name="T2">1891</text:span><text:span text:style-name="T3">/</text:span></text:p>
      <text:p text:style-name="P2"><text:span text:style-name="T3">Stimatissimo Sig</text:span><text:span text:style-name="T4">r</text:span><text:span text:style-name="T5"> Morais/</text:span></text:p>
      <text:p text:style-name="P2"><text:span text:style-name="T5">Non voglio mancare al mis dovere/ se non posso fare di fin, e questo </text:span><text:span text:style-name="T6">é</text:span><text:span text:style-name="T7">/ di augurarle un buon </text:span><text:span text:style-name="T8">Purim</text:span><text:span text:style-name="T7"> e/ la buona Pascqua di Pesach si/ a lei come a tutti i di lei cari figli/ e figlie e congiunti che [?]/ stare allegri e prosperi per cent ami/ Amen. <text:s/>La prego quando [?]/ darmi le di lei buome nuove che/ ne sono ansioso salutandolo/ [?] mi creda suo/ sempre Obbty Devotz/ N. Piperno/ </text:span><text:span text:style-name="T8">322</text:span><text:span text:style-name="T7"> East </text:span><text:span text:style-name="T8">26th</text:span><text:span text:style-name="T7"> St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52:50.53</meta:creation-date>
    <meta:document-statistic meta:table-count="0" meta:image-count="0" meta:object-count="0" meta:page-count="2" meta:paragraph-count="63" meta:word-count="252" meta:character-count="1710"/>
    <dc:date>2011-11-22T15:09:01.02</dc:date>
    <dc:creator>Penn Libraries</dc:creator>
    <meta:editing-duration>PT00H01M00S</meta:editing-duration>
    <meta:editing-cycles>1</meta:editing-cycles>
    <meta:generator>OpenOffice.org/3.2$Win32 OpenOffice.org_project/320m12$Build-9483</meta:generator>
  </office:meta>
</office:document-meta>
</file>